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00BB0BE52930BE3CB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377cm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2.083cm" fo:min-width="0cm" fo:padding-top="0.098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62cm" fo:min-width="0cm" fo:padding-top="0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348cm" fo:min-width="0cm" fo:padding-top="0.078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062cm" fo:min-width="0cm" fo:padding-top="0.13cm" fo:padding-bottom="0.13cm" fo:padding-left="0.25cm" fo:padding-right="0.25cm" fo:wrap-option="no-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86cm" fo:min-width="0cm" fo:padding-top="0.078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3.448cm"/>
    </style:style>
    <style:style style:name="pr8" style:family="presentation" style:parent-style-name="Default-outline1">
      <style:graphic-properties fo:min-height="11.873cm"/>
    </style:style>
    <style:style style:name="pr9" style:family="presentation" style:parent-style-name="Default-notes">
      <style:graphic-properties draw:fill-color="#ffffff" fo:min-height="13.308cm"/>
    </style:style>
    <style:style style:name="pr10" style:family="presentation" style:parent-style-name="Default-title">
      <style:graphic-properties fo:min-height="3.594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5.196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title">
      <style:graphic-properties fo:min-height="5.325cm"/>
    </style:style>
    <style:style style:name="P1" style:family="paragraph">
      <style:paragraph-properties fo:margin-left="0.952cm" fo:margin-right="0cm" fo:line-height="93%" fo:text-indent="-0.9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502cm" fo:text-align="center" fo:text-indent="-0.939cm" style:line-break="strict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5" style:family="paragraph">
      <style:paragraph-properties fo:margin-left="0.952cm" fo:margin-right="0cm" fo:margin-top="0cm" fo:margin-bottom="0.502cm" fo:text-indent="-0.939cm" style:line-break="stric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text-properties fo:color="#ffffff"/>
    </style:style>
    <style:style style:name="P9" style:family="paragraph">
      <loext:graphic-properties draw:fill-color="#ffffff"/>
    </style:style>
    <style:style style:name="P10" style:family="paragraph">
      <style:text-properties fo:color="#ffffff" fo:font-size="26pt" style:font-size-asian="26pt" style:font-size-complex="26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margin-left="0cm" fo:margin-right="0cm" fo:text-indent="0cm" style:line-break="stric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>
        <style:tab-stops>
          <style:tab-stop style:position="0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7" style:family="paragraph">
      <style:paragraph-properties fo:margin-top="0cm" fo:margin-bottom="0cm"/>
    </style:style>
    <style:style style:name="P18" style:family="paragraph">
      <style:text-properties fo:color="#ffffff" fo:font-size="24pt" style:font-size-asian="24pt" style:font-size-complex="24pt"/>
    </style:style>
    <style:style style:name="P19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ffffff" fo:font-size="40pt" fo:language="en" fo:country="US" style:font-size-asian="40pt" style:font-size-complex="40pt"/>
    </style:style>
    <style:style style:name="T2" style:family="text">
      <style:text-properties fo:color="#ffffff" fo:language="en" fo:country="US"/>
    </style:style>
    <style:style style:name="T3" style:family="text">
      <style:text-properties fo:color="#ffffff" fo:font-size="24pt" fo:language="en" fo:country="US" style:font-size-asian="24pt" style:font-size-complex="24pt"/>
    </style:style>
    <style:style style:name="T4" style:family="text">
      <style:text-properties fo:color="#ffffff" fo:language="en" fo:country="US" style:text-underline-style="solid" style:text-underline-width="auto" style:text-underline-color="font-color"/>
    </style:style>
    <style:style style:name="T5" style:family="text">
      <style:text-properties fo:color="#ffffff" fo:font-size="32pt" fo:language="en" fo:country="US" style:font-size-asian="32pt" style:font-size-complex="32pt"/>
    </style:style>
    <style:style style:name="T6" style:family="text">
      <style:text-properties fo:color="#ffffff" fo:font-size="28pt" fo:language="en" fo:country="US" style:font-size-asian="28pt" style:font-size-complex="28pt"/>
    </style:style>
    <style:style style:name="T7" style:family="text">
      <style:text-properties fo:color="#ffffff" fo:font-size="28pt" style:font-size-asian="28pt" style:font-size-complex="28pt"/>
    </style:style>
    <style:style style:name="T8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color="#ffffff" fo:font-size="26pt" style:text-underline-style="none" style:font-size-asian="26pt" style:font-size-complex="26pt"/>
    </style:style>
    <style:style style:name="T10" style:family="text">
      <style:text-properties fo:color="#ffffff" fo:font-size="26pt" style:font-size-asian="26pt" style:font-size-complex="26pt"/>
    </style:style>
    <style:style style:name="T11" style:family="text">
      <style:text-properties fo:color="#ffff00" fo:font-size="26pt" style:font-size-asian="26pt" style:font-size-complex="26pt"/>
    </style:style>
    <style:style style:name="T12" style:family="text">
      <style:text-properties fo:color="#ffffff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color="#ffffff" fo:language="en" fo:country="US" fo:font-style="italic" style:font-style-asian="italic" style:font-style-complex="italic"/>
    </style:style>
    <style:style style:name="T14" style:family="text">
      <style:text-properties fo:color="#ffff66" fo:font-size="26pt" style:font-size-asian="26pt" style:font-size-complex="26pt"/>
    </style:style>
    <style:style style:name="T15" style:family="text">
      <style:text-properties fo:color="#ffff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6" style:family="text">
      <style:text-properties fo:color="#ffffff"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17" style:family="text"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T18" style:family="text">
      <style:text-properties fo:color="#ffffff" fo:font-size="24pt" style:font-size-asian="24pt" style:font-size-complex="24pt"/>
    </style:style>
    <style:style style:name="T19" style:family="text">
      <style:text-properties fo:color="#ffff00" fo:font-size="24pt" style:font-size-asian="24pt" style:font-size-complex="24pt"/>
    </style:style>
    <style:style style:name="T20" style:family="text">
      <style:text-properties fo:color="#ffffff" style:text-underline-style="solid" style:text-underline-width="auto" style:text-underline-color="font-color"/>
    </style:style>
    <style:style style:name="T21" style:family="text">
      <style:text-properties fo:color="#ffffff"/>
    </style:style>
    <style:style style:name="T22" style:family="text">
      <style:text-properties fo:color="#ff3333"/>
    </style:style>
    <style:style style:name="T23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4.637cm" svg:height="12.18cm" svg:x="1.397cm" svg:y="4.912cm" presentation:class="subtitle" presentation:user-transformed="true">
          <draw:text-box>
            <text:list text:style-name="L1">
              <text:list-header>
                <text:p text:style-name="P1"><text:span text:style-name="T1">Case Study 2</text:span><text:span text:style-name="T1"><text:line-break/></text:span><text:span text:style-name="T1">Movie Lens Data Analysis</text:span><text:span text:style-name="T1"><text:line-break/></text:span><text:span text:style-name="T1"/></text:p>
                <text:p text:style-name="P1"><text:span text:style-name="T2"/></text:p>
                <text:p text:style-name="P1"><text:span text:style-name="T2"/></text:p>
                <text:p text:style-name="P1"><text:span text:style-name="T3">Data Science 501 </text:span></text:p>
              </text:list-header>
              <text:list-item>
                <text:p text:style-name="P1"><text:span text:style-name="T3">w/ Professor Xiangnan Kong</text:span></text:p>
              </text:list-item>
              <text:list-item>
                <text:p text:style-name="P1"><text:span text:style-name="T3"/></text:p>
                <text:p text:style-name="P1"><text:span text:style-name="T3">Matt Curcio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53cm" svg:height="3.461cm" svg:x="1.397cm" svg:y="0.837cm" presentation:class="title" presentation:user-transformed="true">
          <draw:text-box>
            <text:p><text:span text:style-name="T1">Movie Lens Data</text:span></text:p>
          </draw:text-box>
        </draw:frame>
        <draw:frame presentation:style-name="pr4" draw:text-style-name="P4" draw:layer="layout" svg:width="20.274cm" svg:height="15.038cm" svg:x="3.994cm" svg:y="4.298cm" presentation:class="outline" presentation:user-transformed="true">
          <draw:text-box>
            <text:list text:style-name="L1">
              <text:list-header>
                <text:p text:style-name="P3"><text:span text:style-name="T2">What data was used?</text:span></text:p>
              </text:list-header>
            </text:list>
            <text:p text:style-name="P3"><text:span text:style-name="T2">MovieLens: GroupLens Research,</text:span><text:span text:style-name="T2"><text:line-break/></text:span><text:span text:style-name="T2">Data Obtained: 2000</text:span><text:span text:style-name="T2"><text:line-break/></text:span><text:span text:style-name="T2">http://www.grouplens.org/node/73</text:span></text:p>
            <text:p text:style-name="P3"><text:span text:style-name="T4">Data contains:</text:span></text:p>
            <text:p text:style-name="P3"><text:span text:style-name="T2">1,000,209 <text:s/>ratings</text:span></text:p>
            <text:p text:style-name="P3"><text:span text:style-name="T2"><text:s text:c="2"/></text:span><text:span text:style-name="T2">3,952 movies</text:span></text:p>
            <text:p text:style-name="P3"><text:span text:style-name="T2">6,040 MovieLens users</text:span></text:p>
            <text:list text:continue-numbering="true" text:style-name="L1">
              <text:list-header>
                <text:p text:style-name="P3"><text:span text:style-name="T2">Tools: Ipython-notebook</text:span></text:p>
              </text:list-header>
            </text:list>
          </draw:text-box>
        </draw:frame>
        <presentation:notes draw:style-name="dp2">
          <draw:page-thumbnail draw:style-name="gr1" draw:layer="layout" svg:width="14.803cm" svg:height="11.09cm" svg:x="3.074cm" svg:y="2.258cm" draw:page-number="2" presentation:class="page"/>
          <draw:frame presentation:style-name="pr5" draw:text-style-name="P2" draw:layer="layout" svg:width="16.757cm" svg:height="13.321cm" svg:x="2.098cm" svg:y="14.106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53cm" svg:height="3.461cm" svg:x="1.397cm" svg:y="0.837cm" presentation:class="title" presentation:user-transformed="true">
          <draw:text-box>
            <text:p><text:span text:style-name="T1">Movie Lens Data: Goals</text:span></text:p>
          </draw:text-box>
        </draw:frame>
        <draw:frame presentation:style-name="pr6" draw:text-style-name="P2" draw:layer="layout" svg:width="25.528cm" svg:height="15.937cm" svg:x="1.398cm" svg:y="4.911cm" presentation:class="outline" presentation:user-transformed="true">
          <draw:text-box>
            <text:p text:style-name="P5"><text:span text:style-name="T2">Q1. How many movies have an average rating</text:span><text:span text:style-name="T2"><text:line-break/></text:span><text:span text:style-name="T2"> <text:s text:c="3"/>&gt; 4.5</text:span></text:p>
            <text:p text:style-name="P5"><text:span text:style-name="T2">Q2. How many movies have an average rating</text:span><text:span text:style-name="T2"><text:line-break/></text:span><text:span text:style-name="T2"> <text:s text:c="3"/>&gt; 4.5 among men? Women? (1000 ratings)</text:span></text:p>
            <text:p text:style-name="P5"><text:span text:style-name="T2">Q3. How many movies have an median rating</text:span><text:span text:style-name="T2"><text:line-break/></text:span><text:span text:style-name="T2"> <text:s text:c="3"/>&gt; 4.5 among men over age 30? How about</text:span><text:span text:style-name="T2"><text:line-break/></text:span><text:span text:style-name="T2"> <text:s text:c="3"/>women over age 30?</text:span></text:p>
            <text:p text:style-name="P5"><text:span text:style-name="T2">Q4. What are the ten most popular movies?</text:span></text:p>
          </draw:text-box>
        </draw:frame>
        <presentation:notes draw:style-name="dp2">
          <draw:page-thumbnail draw:style-name="gr1" draw:layer="layout" svg:width="14.803cm" svg:height="11.09cm" svg:x="3.074cm" svg:y="2.258cm" draw:page-number="3" presentation:class="page"/>
          <draw:frame presentation:style-name="pr5" draw:text-style-name="P2" draw:layer="layout" svg:width="16.757cm" svg:height="13.321cm" svg:x="2.098cm" svg:y="14.106cm">
            <draw:text-box>
              <text:p/>
            </draw:text-box>
          </draw:frame>
        </presentation:notes>
      </draw:page>
      <draw:page draw:name="page4" draw:style-name="dp3" draw:master-page-name="Default" presentation:presentation-page-layout-name="AL2T1">
        <draw:frame presentation:style-name="pr7" draw:text-style-name="P6" draw:layer="layout" svg:width="27.178cm" svg:height="3.448cm" svg:x="0.508cm" svg:y="0.216cm" presentation:class="title" presentation:user-transformed="true">
          <draw:text-box>
            <text:p><text:span text:style-name="T5">Q. How many movies have an average rating &gt; 4.5</text:span><text:span text:style-name="T5"><text:line-break/></text:span><text:span text:style-name="T5">A. 21 Movies</text:span></text:p>
          </draw:text-box>
        </draw:frame>
        <draw:frame presentation:style-name="pr8" draw:text-style-name="P8" draw:layer="layout" svg:width="23.114cm" svg:height="16.51cm" svg:x="3.556cm" svg:y="4.318cm" presentation:class="outline" presentation:user-transformed="true">
          <draw:text-box>
            <text:list text:style-name="L3">
              <text:list-item>
                <text:p><text:span text:style-name="T5">Q. What are the ten most popular movies?</text:span></text:p>
              </text:list-item>
              <text:list-item>
                <text:p text:style-name="P7"><text:span text:style-name="T6">American Beauty <text:s text:c="24"/></text:span></text:p>
              </text:list-item>
              <text:list-item>
                <text:p text:style-name="P7"><text:span text:style-name="T7">Star Wars: Episode IV - A New Hope <text:s text:c="15"/></text:span></text:p>
              </text:list-item>
              <text:list-item>
                <text:p text:style-name="P7"><text:span text:style-name="T7">Star Wars: Episode V - The Empire Strikes Back</text:span></text:p>
              </text:list-item>
              <text:list-item>
                <text:p text:style-name="P7"><text:span text:style-name="T7">Star Wars: Episode VI - Return of the Jedi <text:s text:c="6"/></text:span></text:p>
              </text:list-item>
              <text:list-item>
                <text:p text:style-name="P7"><text:span text:style-name="T7">Jurassic Park <text:s text:c="35"/></text:span></text:p>
              </text:list-item>
              <text:list-item>
                <text:p text:style-name="P7"><text:span text:style-name="T7">Saving Private Ryan <text:s text:c="28"/></text:span></text:p>
              </text:list-item>
              <text:list-item>
                <text:p text:style-name="P7"><text:span text:style-name="T7">Terminator 2: Judgment Day <text:s text:c="22"/></text:span></text:p>
              </text:list-item>
              <text:list-item>
                <text:p text:style-name="P7"><text:span text:style-name="T7">Matrix, The <text:s text:c="38"/></text:span></text:p>
              </text:list-item>
              <text:list-item>
                <text:p text:style-name="P7"><text:span text:style-name="T7">Back to the Future <text:s text:c="31"/></text:span></text:p>
              </text:list-item>
              <text:list-item>
                <text:p text:style-name="P7"><text:span text:style-name="T7">Silence of the Lambs, The</text:span></text:p>
              </text:list-item>
            </text:list>
          </draw:text-box>
        </draw:frame>
        <presentation:notes draw:style-name="dp2">
          <draw:page-thumbnail draw:style-name="gr1" draw:layer="layout" svg:width="14.79cm" svg:height="11.077cm" svg:x="3.074cm" svg:y="2.257cm" draw:page-number="4" presentation:class="page"/>
          <draw:frame presentation:style-name="pr9" draw:text-style-name="P9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0" draw:layer="layout" svg:width="25.14cm" svg:height="3.594cm" svg:x="1.398cm" svg:y="0.764cm" presentation:class="title" presentation:user-transformed="true">
          <draw:text-box>
            <text:p><text:span text:style-name="T2">Q1. How many movies have an average rating &gt; 4.5?</text:span></text:p>
          </draw:text-box>
        </draw:frame>
        <draw:frame presentation:style-name="pr8" draw:text-style-name="P10" draw:layer="layout" svg:width="25.146cm" svg:height="14.863cm" svg:x="2.54cm" svg:y="5.711cm" presentation:class="outline" presentation:user-transformed="true">
          <draw:text-box>
            <text:list text:style-name="L3">
              <text:list-item>
                <text:p><text:span text:style-name="T8">Top 10 Titles</text:span><text:span text:style-name="T9"> <text:s text:c="44"/></text:span><text:span text:style-name="T9"><text:tab/></text:span><text:span text:style-name="T8">Rating</text:span></text:p>
              </text:list-item>
              <text:list-item>
                <text:p><text:span text:style-name="T10">Shawshank Redemption, The <text:s text:c="8"/></text:span><text:span text:style-name="T10"><text:tab/></text:span><text:span text:style-name="T10">4.54985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79cm" svg:height="11.077cm" svg:x="3.074cm" svg:y="2.257cm" draw:page-number="5" presentation:class="page"/>
          <draw:frame presentation:style-name="pr9" draw:text-style-name="P11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1" draw:text-style-name="P2" draw:layer="layout" svg:width="25.153cm" svg:height="5.195cm" svg:x="1.397cm" svg:y="0.096cm" presentation:class="title" presentation:user-transformed="true">
          <draw:text-box>
            <text:list text:style-name="L1">
              <text:list-header>
                <text:p text:style-name="P12"><text:span text:style-name="T12">GIVEN MY CRITERIA</text:span><text:span text:style-name="T4">:</text:span><text:span text:style-name="T4"><text:line-break/></text:span><text:span text:style-name="T2">Top Ten Movies For Women</text:span><text:span text:style-name="T2"><text:line-break/></text:span><text:span text:style-name="T13">Given</text:span><text:span text:style-name="T2"> &gt; 1,000 Ratings</text:span></text:p>
              </text:list-header>
            </text:list>
          </draw:text-box>
        </draw:frame>
        <draw:custom-shape draw:style-name="gr2" draw:text-style-name="P2" draw:layer="layout" svg:width="18.287cm" svg:height="4.343cm" svg:x="4.824cm" svg:y="13.935cm">
          <text:p/>
          <draw:enhanced-geometry svg:viewBox="0 0 21600 21600" draw:type="mso-spt202" draw:enhanced-path="M 0 0 L 21600 0 21600 21600 0 21600 0 0 Z N"/>
        </draw:custom-shape>
        <draw:frame draw:style-name="gr3" draw:text-style-name="P14" draw:layer="layout" svg:width="26.476cm" svg:height="13.627cm" svg:x="1.524cm" svg:y="5.588cm">
          <draw:text-box>
            <text:p><text:span text:style-name="T8">Titl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Year</text:span><text:span text:style-name="T8"><text:tab/></text:span><text:span text:style-name="T8"><text:tab/></text:span><text:span text:style-name="T8"> <text:s/>Rating</text:span></text:p>
            <text:p><text:span text:style-name="T10">Schindler's List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1993</text:span><text:span text:style-name="T10"><text:tab/></text:span><text:span text:style-name="T10"><text:tab/></text:span><text:span text:style-name="T10">4.563</text:span></text:p>
            <text:p><text:span text:style-name="T10">Shawshank Redemption, The </text:span><text:span text:style-name="T10"><text:tab/></text:span><text:span text:style-name="T10">1994</text:span><text:span text:style-name="T10"><text:tab/></text:span><text:span text:style-name="T10"><text:tab/></text:span><text:span text:style-name="T10">4.539</text:span></text:p>
            <text:p><text:span text:style-name="T10">Usual Suspects, The </text:span><text:span text:style-name="T10"><text:tab/></text:span><text:span text:style-name="T10"><text:tab/></text:span><text:span text:style-name="T10"><text:tab/></text:span><text:span text:style-name="T10"><text:tab/></text:span><text:span text:style-name="T10">1995</text:span><text:span text:style-name="T10"><text:tab/></text:span><text:span text:style-name="T10"><text:tab/></text:span><text:span text:style-name="T10">4.513</text:span></text:p>
            <text:p><text:span text:style-name="T14">Rear Window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1954</text:span><text:span text:style-name="T14"><text:tab/></text:span><text:span text:style-name="T14"><text:tab/></text:span><text:span text:style-name="T14">4.485</text:span></text:p>
            <text:p><text:span text:style-name="T14">Sixth Sense, Th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1999</text:span><text:span text:style-name="T14"><text:tab/></text:span><text:span text:style-name="T14"><text:tab/></text:span><text:span text:style-name="T14">4.477</text:span></text:p>
            <text:p><text:span text:style-name="T14">Life Is Beautiful (La Vita Bella)</text:span><text:span text:style-name="T14"><text:tab/></text:span><text:span text:style-name="T14">1997</text:span><text:span text:style-name="T14"><text:tab/></text:span><text:span text:style-name="T14"><text:tab/></text:span><text:span text:style-name="T14">4.422</text:span></text:p>
            <text:p><text:span text:style-name="T14">Dr. Strangelove or: How...</text:span><text:span text:style-name="T14"><text:tab/></text:span><text:span text:style-name="T14"><text:tab/></text:span><text:span text:style-name="T14">1963</text:span><text:span text:style-name="T14"><text:tab/></text:span><text:span text:style-name="T14"> <text:s/></text:span><text:span text:style-name="T14"><text:tab/></text:span><text:span text:style-name="T14">4.377</text:span></text:p>
            <text:p><text:span text:style-name="T14">North by Northwest </text:span><text:span text:style-name="T14"><text:tab/></text:span><text:span text:style-name="T14"><text:tab/></text:span><text:span text:style-name="T14"><text:tab/></text:span><text:span text:style-name="T14"><text:tab/></text:span><text:span text:style-name="T14">1959</text:span><text:span text:style-name="T14"><text:tab/></text:span><text:span text:style-name="T14"><text:tab/></text:span><text:span text:style-name="T14">4.364</text:span></text:p>
            <text:p><text:span text:style-name="T14">Wizard of Oz, The </text:span><text:span text:style-name="T14"><text:tab/></text:span><text:span text:style-name="T14"><text:tab/></text:span><text:span text:style-name="T14"><text:tab/></text:span><text:span text:style-name="T14"><text:tab/></text:span><text:span text:style-name="T14">1939</text:span><text:span text:style-name="T14"><text:tab/></text:span><text:span text:style-name="T14"><text:tab/></text:span><text:span text:style-name="T14">4.355</text:span></text:p>
            <text:p><text:span text:style-name="T14">Amadeus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1984</text:span><text:span text:style-name="T14"><text:tab/></text:span><text:span text:style-name="T14"><text:tab/></text:span><text:span text:style-name="T14">4.347</text:span></text:p>
            <text:p><text:span text:style-name="T14"/></text:p>
            <text:p text:style-name="P13"><text:span text:style-name="T15">Only 3 Movies reached ratings &gt;4.5 </text:span><text:span text:style-name="T16">Given</text:span><text:span text:style-name="T15"> &gt;1,000 ratings!</text:span></text:p>
          </draw:text-box>
        </draw:frame>
        <presentation:notes draw:style-name="dp2">
          <draw:page-thumbnail draw:style-name="gr1" draw:layer="layout" svg:width="14.803cm" svg:height="11.09cm" svg:x="3.074cm" svg:y="2.258cm" draw:page-number="6" presentation:class="page"/>
          <draw:frame presentation:style-name="pr5" draw:text-style-name="P2" draw:layer="layout" svg:width="16.757cm" svg:height="13.321cm" svg:x="2.098cm" svg:y="14.106cm">
            <draw:text-box>
              <text:p/>
            </draw:text-box>
          </draw:frame>
        </presentation:notes>
      </draw:page>
      <draw:page draw:name="page7" draw:style-name="dp3" draw:master-page-name="Default" presentation:presentation-page-layout-name="AL2T1">
        <draw:frame presentation:style-name="pr12" draw:layer="layout" svg:width="25.14cm" svg:height="5.325cm" svg:x="1.398cm" svg:y="-0.1cm" presentation:class="title" presentation:user-transformed="true">
          <draw:text-box>
            <text:p text:style-name="P12"><text:span text:style-name="T12">GIVEN MY CRITERIA</text:span><text:span text:style-name="T4">:</text:span><text:span text:style-name="T4"><text:line-break/></text:span><text:span text:style-name="T2">Top Ten Movies For Men</text:span><text:span text:style-name="T2"><text:line-break/></text:span><text:span text:style-name="T2">Given &gt; 1,000 Ratings</text:span></text:p>
          </draw:text-box>
        </draw:frame>
        <draw:frame presentation:style-name="pr8" draw:text-style-name="P18" draw:layer="layout" svg:width="24.58cm" svg:height="14.393cm" svg:x="2.198cm" svg:y="4.911cm" presentation:class="outline" presentation:user-transformed="true">
          <draw:text-box>
            <text:p><text:span text:style-name="T17">Title</text:span><text:span text:style-name="T18"> <text:s text:c="33"/></text:span><text:span text:style-name="T18"><text:tab/></text:span><text:span text:style-name="T18"><text:tab/></text:span><text:span text:style-name="T18"><text:tab/></text:span><text:span text:style-name="T18"> <text:s text:c="4"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5"/></text:span><text:span text:style-name="T17">Year</text:span><text:span text:style-name="T18"> <text:s text:c="4"/></text:span><text:span text:style-name="T17">Rating</text:span></text:p>
            <text:list text:style-name="L2">
              <text:list-item>
                <text:p text:style-name="P15"><text:span text:style-name="T18">Godfather, The <text:s text:c="39"/>1972</text:span><text:span text:style-name="T18"><text:tab/></text:span><text:span text:style-name="T18"><text:tab/></text:span><text:span text:style-name="T18">4.583</text:span></text:p>
              </text:list-item>
              <text:list-item>
                <text:p text:style-name="P15"><text:span text:style-name="T18">Shawshank Redemption, The <text:s text:c="16"/>1994</text:span><text:span text:style-name="T18"><text:tab/></text:span><text:span text:style-name="T18"><text:tab/></text:span><text:span text:style-name="T18">4.561</text:span></text:p>
              </text:list-item>
              <text:list-item>
                <text:p text:style-name="P15"><text:span text:style-name="T18">Raiders of the Lost Ark <text:s text:c="27"/>1981</text:span><text:span text:style-name="T18"><text:tab/></text:span><text:span text:style-name="T18">4.521</text:span></text:p>
              </text:list-item>
              <text:list-item>
                <text:p text:style-name="P15"><text:span text:style-name="T18">Usual Suspects, The <text:s text:c="30"/>1995</text:span><text:span text:style-name="T18"><text:tab/></text:span><text:span text:style-name="T18"><text:tab/></text:span><text:span text:style-name="T18">4.518</text:span></text:p>
              </text:list-item>
              <text:list-item>
                <text:p text:style-name="P15"><text:span text:style-name="T19">Star Wars: Episode IV - A New Hope <text:s text:c="5"/>1977</text:span><text:span text:style-name="T19"><text:tab/></text:span><text:span text:style-name="T19"><text:tab/></text:span><text:span text:style-name="T19">4.495</text:span></text:p>
              </text:list-item>
              <text:list-item>
                <text:p text:style-name="P15"><text:span text:style-name="T19">Schindler's List <text:s text:c="39"/>1993</text:span><text:span text:style-name="T19"><text:tab/></text:span><text:span text:style-name="T19"><text:tab/></text:span><text:span text:style-name="T19">4.491</text:span></text:p>
              </text:list-item>
              <text:list-item>
                <text:p text:style-name="P15"><text:span text:style-name="T19">Rear Window <text:s text:c="42"/>1954</text:span><text:span text:style-name="T19"><text:tab/></text:span><text:span text:style-name="T19"><text:tab/></text:span><text:span text:style-name="T19">4.473</text:span></text:p>
              </text:list-item>
              <text:list-item>
                <text:p text:style-name="P16"><text:span text:style-name="T19">Dr. Strangelove or: How... <text:s text:c="22"/>1963</text:span><text:span text:style-name="T19"><text:tab/></text:span><text:span text:style-name="T19"><text:tab/></text:span><text:span text:style-name="T19">4.465</text:span></text:p>
              </text:list-item>
            </text:list>
            <text:p text:style-name="P17"><text:span text:style-name="T19">Casablanca <text:s text:c="29"/></text:span><text:span text:style-name="T19"><text:tab/></text:span><text:span text:style-name="T19"> <text:s text:c="10"/>1942</text:span><text:span text:style-name="T19"><text:tab/></text:span><text:span text:style-name="T19"> <text:s/>4.461</text:span></text:p>
            <text:p text:style-name="P15"><text:span text:style-name="T19">Godfather: Part II, The <text:s text:c="28"/>1974</text:span><text:span text:style-name="T19"><text:tab/></text:span><text:span text:style-name="T19"><text:tab/></text:span><text:span text:style-name="T19">4.438</text:span></text:p>
            <text:p text:style-name="P15"><text:span text:style-name="T19"/></text:p>
            <text:p text:style-name="P15"><text:span text:style-name="T15">Only 4 Movies reached ratings &gt;4.5 given &gt;1,000 ratings!</text:span></text:p>
          </draw:text-box>
        </draw:frame>
        <presentation:notes draw:style-name="dp2">
          <draw:page-thumbnail draw:style-name="gr1" draw:layer="layout" svg:width="14.79cm" svg:height="11.077cm" svg:x="3.074cm" svg:y="2.257cm" draw:page-number="7" presentation:class="page"/>
          <draw:frame presentation:style-name="pr9" draw:text-style-name="P9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2" draw:layer="layout" svg:width="25.14cm" svg:height="5.325cm" svg:x="1.398cm" svg:y="-0.101cm" presentation:class="title" presentation:user-transformed="true">
          <draw:text-box>
            <text:p><text:span text:style-name="T2">Movies With A Mean</text:span><text:span text:style-name="T2"><text:line-break/></text:span><text:span text:style-name="T2">Rating &gt; 4.5 </text:span><text:span text:style-name="T2"><text:line-break/></text:span><text:span text:style-name="T2">Among Men Over Age </text:span><text:span text:style-name="T4">&gt;</text:span><text:span text:style-name="T2"> 35? </text:span></text:p>
          </draw:text-box>
        </draw:frame>
        <draw:frame presentation:style-name="pr8" draw:text-style-name="P8" draw:layer="layout" svg:width="21.716cm" svg:height="14.478cm" svg:x="4.198cm" svg:y="5.588cm" presentation:class="outline" presentation:user-transformed="true">
          <draw:text-box>
            <text:list text:style-name="L3">
              <text:list-item>
                <text:p><text:span text:style-name="T20">Title</text:span><text:span text:style-name="T21"> <text:s text:c="55"/></text:span><text:span text:style-name="T20">Rating</text:span></text:p>
              </text:list-item>
              <text:list-item>
                <text:p><text:span text:style-name="T21">Wrong Trousers, The (1993)</text:span><text:span text:style-name="T21"><text:tab/></text:span><text:span text:style-name="T21"> <text:s text:c="12"/>4.609931</text:span></text:p>
              </text:list-item>
              <text:list-item>
                <text:p><text:span text:style-name="T21">Seven Samurai (1954)</text:span><text:span text:style-name="T21"><text:tab/></text:span><text:span text:style-name="T21"> <text:s text:c="24"/>4.589458</text:span></text:p>
              </text:list-item>
              <text:list-item>
                <text:p><text:span text:style-name="T21">Creature Comforts (1990)</text:span><text:span text:style-name="T21"><text:tab/></text:span><text:span text:style-name="T21"> <text:s text:c="16"/>4.568452</text:span></text:p>
              </text:list-item>
              <text:list-item>
                <text:p><text:span text:style-name="T21">Casablanca (1942)</text:span><text:span text:style-name="T21"><text:tab/></text:span><text:span text:style-name="T21"> <text:s text:c="28"/>4.556186</text:span></text:p>
              </text:list-item>
              <text:list-item>
                <text:p><text:span text:style-name="T21">Godfather, The (1972)</text:span><text:span text:style-name="T21"><text:tab/></text:span><text:span text:style-name="T21"> <text:s text:c="24"/>4.540138</text:span></text:p>
              </text:list-item>
              <text:list-item>
                <text:p><text:span text:style-name="T21">Yojimbo (1961) <text:s text:c="36"/>4.536271</text:span></text:p>
              </text:list-item>
              <text:list-item>
                <text:p><text:span text:style-name="T21">Schindler's List (1993)</text:span><text:span text:style-name="T21"><text:tab/></text:span><text:span text:style-name="T21"> <text:s text:c="24"/>4.518133</text:span></text:p>
              </text:list-item>
              <text:list-item>
                <text:p><text:span text:style-name="T21">To Kill a Mockingbird (1962)</text:span><text:span text:style-name="T21"><text:tab/></text:span><text:span text:style-name="T21"> <text:s text:c="12"/>4.504766</text:span></text:p>
              </text:list-item>
              <text:list-item>
                <text:p><text:span text:style-name="T21">Paths of Glory (1957)</text:span><text:span text:style-name="T21"><text:tab/></text:span><text:span text:style-name="T21"> <text:s text:c="24"/>4.500598</text:span></text:p>
              </text:list-item>
            </text:list>
          </draw:text-box>
        </draw:frame>
        <presentation:notes draw:style-name="dp2">
          <draw:page-thumbnail draw:style-name="gr1" draw:layer="layout" svg:width="14.79cm" svg:height="11.077cm" svg:x="3.074cm" svg:y="2.257cm" draw:page-number="8" presentation:class="page"/>
          <draw:frame presentation:style-name="pr9" draw:text-style-name="P9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2" draw:layer="layout" svg:width="25.14cm" svg:height="5.325cm" svg:x="1.398cm" svg:y="-0.1cm" presentation:class="title" presentation:user-transformed="true">
          <draw:text-box>
            <text:p><text:span text:style-name="T2">Movies With A Mean</text:span><text:span text:style-name="T2"><text:line-break/></text:span><text:span text:style-name="T2">Rating &gt; 4.5 </text:span><text:span text:style-name="T2"><text:line-break/></text:span><text:span text:style-name="T2">Among Women Over Age </text:span><text:span text:style-name="T4">&gt;</text:span><text:span text:style-name="T2"> 35?</text:span></text:p>
          </draw:text-box>
        </draw:frame>
        <draw:frame presentation:style-name="pr8" draw:layer="layout" svg:width="24.58cm" svg:height="15.409cm" svg:x="1.398cm" svg:y="5.211cm" presentation:class="outline" presentation:user-transformed="true">
          <draw:text-box>
            <text:list text:style-name="L3">
              <text:list-item>
                <text:p><text:span text:style-name="T21">After Life (1998)</text:span><text:span text:style-name="T21"><text:tab/></text:span><text:span text:style-name="T21">4.766667</text:span></text:p>
              </text:list-item>
              <text:list-item>
                <text:p><text:span text:style-name="T21">Grand Illusion (Grande illusion, La) (1937)</text:span><text:span text:style-name="T21"><text:tab/></text:span><text:span text:style-name="T21">4.729167</text:span></text:p>
              </text:list-item>
              <text:list-item>
                <text:p><text:span text:style-name="T21">Schindler's List (1993)</text:span><text:span text:style-name="T21"><text:tab/></text:span><text:span text:style-name="T21">4.702935</text:span></text:p>
              </text:list-item>
              <text:list-item>
                <text:p><text:span text:style-name="T21">Bicycle Thief, The (Ladri di biciclette) (1948)</text:span><text:span text:style-name="T21"><text:tab/></text:span><text:span text:style-name="T21">4.687500</text:span></text:p>
              </text:list-item>
              <text:list-item>
                <text:p><text:span text:style-name="T21">To Kill a Mockingbird (1962)</text:span><text:span text:style-name="T21"><text:tab/></text:span><text:span text:style-name="T21">4.681135</text:span></text:p>
              </text:list-item>
              <text:list-item>
                <text:p><text:span text:style-name="T21">Close Shave, A (1995)</text:span><text:span text:style-name="T21"><text:tab/></text:span><text:span text:style-name="T21">4.662526</text:span></text:p>
              </text:list-item>
              <text:list-item>
                <text:p><text:span text:style-name="T21">Wrong Trousers, The (1993)</text:span><text:span text:style-name="T21"><text:tab/></text:span><text:span text:style-name="T21">4.638259</text:span></text:p>
              </text:list-item>
              <text:list-item>
                <text:p><text:span text:style-name="T21">Sunset Blvd. (a.k.a. Sunset Boulevard) (1950)</text:span><text:span text:style-name="T21"><text:tab/></text:span><text:span text:style-name="T21">4.569038</text:span></text:p>
              </text:list-item>
              <text:list-item>
                <text:p><text:span text:style-name="T21">General, The (1927)</text:span><text:span text:style-name="T21"><text:tab/></text:span><text:span text:style-name="T21">4.562500</text:span></text:p>
              </text:list-item>
              <text:list-item>
                <text:p><text:span text:style-name="T21">It's a Wonderful Life (1946)</text:span><text:span text:style-name="T21"><text:tab/></text:span><text:span text:style-name="T21">4.557025</text:span></text:p>
              </text:list-item>
              <text:list-item>
                <text:p><text:span text:style-name="T22">Note: Women have 21 movies rated over 4.5 while men have only 9!</text:span></text:p>
              </text:list-item>
            </text:list>
          </draw:text-box>
        </draw:frame>
        <presentation:notes draw:style-name="dp2">
          <draw:page-thumbnail draw:style-name="gr1" draw:layer="layout" svg:width="14.79cm" svg:height="11.077cm" svg:x="3.074cm" svg:y="2.257cm" draw:page-number="9" presentation:class="page"/>
          <draw:frame presentation:style-name="pr9" draw:text-style-name="P9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0" draw:layer="layout" svg:width="25.14cm" svg:height="3.594cm" svg:x="1.398cm" svg:y="0.765cm" presentation:class="title" presentation:user-transformed="true">
          <draw:text-box>
            <text:p><text:span text:style-name="T2">Q4. What are the ten most</text:span><text:span text:style-name="T2"><text:line-break/></text:span><text:span text:style-name="T2">popular movies?</text:span></text:p>
          </draw:text-box>
        </draw:frame>
        <draw:frame presentation:style-name="pr8" draw:text-style-name="P8" draw:layer="layout" svg:width="22.422cm" svg:height="14.901cm" svg:x="3.556cm" svg:y="4.525cm" presentation:class="outline" presentation:user-transformed="true">
          <draw:text-box>
            <text:list text:style-name="L3">
              <text:list-item>
                <text:p text:style-name="P7"><text:span text:style-name="T20"><text:s text:c="32"/></text:span><text:span text:style-name="T20">Title <text:s text:c="38"/></text:span><text:span text:style-name="T21">American Beauty <text:s text:c="24"/></text:span></text:p>
              </text:list-item>
              <text:list-item>
                <text:p text:style-name="P7"><text:span text:style-name="T21">Star Wars: Episode IV - A New Hope <text:s text:c="15"/></text:span></text:p>
              </text:list-item>
              <text:list-item>
                <text:p text:style-name="P7"><text:span text:style-name="T21">Star Wars: Episode V - The Empire Strikes Back</text:span></text:p>
              </text:list-item>
              <text:list-item>
                <text:p text:style-name="P7"><text:span text:style-name="T21">Star Wars: Episode VI - Return of the Jedi <text:s text:c="6"/></text:span></text:p>
              </text:list-item>
              <text:list-item>
                <text:p text:style-name="P7"><text:span text:style-name="T21">Jurassic Park <text:s text:c="35"/></text:span></text:p>
              </text:list-item>
              <text:list-item>
                <text:p text:style-name="P7"><text:span text:style-name="T21">Saving Private Ryan <text:s text:c="28"/></text:span></text:p>
              </text:list-item>
              <text:list-item>
                <text:p text:style-name="P7"><text:span text:style-name="T21">Terminator 2: Judgment Day <text:s text:c="22"/></text:span></text:p>
              </text:list-item>
              <text:list-item>
                <text:p text:style-name="P7"><text:span text:style-name="T21">Matrix, The <text:s text:c="38"/></text:span></text:p>
              </text:list-item>
              <text:list-item>
                <text:p text:style-name="P7"><text:span text:style-name="T21">Back to the Future <text:s text:c="31"/></text:span></text:p>
              </text:list-item>
              <text:list-item>
                <text:p text:style-name="P7"><text:span text:style-name="T21">Silence of the Lambs, The</text:span></text:p>
              </text:list-item>
            </text:list>
          </draw:text-box>
        </draw:frame>
        <presentation:notes draw:style-name="dp2">
          <draw:page-thumbnail draw:style-name="gr1" draw:layer="layout" svg:width="14.79cm" svg:height="11.077cm" svg:x="3.074cm" svg:y="2.257cm" draw:page-number="10" presentation:class="page"/>
          <draw:frame presentation:style-name="pr9" draw:text-style-name="P9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8" draw:text-style-name="P19" draw:layer="layout" svg:width="21.336cm" svg:height="7.805cm" svg:x="5.08cm" svg:y="9.652cm" presentation:class="outline" presentation:user-transformed="true">
          <draw:text-box>
            <text:list text:style-name="L3">
              <text:list-item>
                <text:p text:style-name="P19"><text:span text:style-name="T23">Thank You</text:span></text:p>
              </text:list-item>
            </text:list>
          </draw:text-box>
        </draw:frame>
        <presentation:notes draw:style-name="dp2">
          <draw:page-thumbnail draw:style-name="gr1" draw:layer="layout" svg:width="14.79cm" svg:height="11.077cm" svg:x="3.074cm" svg:y="2.257cm" draw:page-number="11" presentation:class="page"/>
          <draw:frame presentation:style-name="pr9" draw:text-style-name="P9" draw:layer="layout" svg:width="16.744cm" svg:height="13.308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3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3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Bitstream Vera Sans" style:font-size-asian="14pt" style:font-name-complex="Bitstream Vera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4cm" svg:height="3.448cm" svg:x="1.398cm" svg:y="0.838cm" presentation:class="title" presentation:placeholder="true">
        <draw:text-box/>
      </draw:frame>
      <draw:frame presentation:style-name="Default-outline1" draw:layer="backgroundobjects" svg:width="24.58cm" svg:height="12.123cm" svg:x="1.398cm" svg:y="4.911cm" presentation:class="outline" presentation:placeholder="true">
        <draw:text-box/>
      </draw:frame>
      <draw:frame presentation:style-name="Mpr1" draw:text-style-name="MP5" draw:layer="backgroundobjects" svg:width="6.465cm" svg:height="1.389cm" svg:x="1.397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19cm" svg:height="1.389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465cm" svg:height="1.389cm" svg:x="20.076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6" draw:layer="backgroundobjects" svg:width="28.253cm" svg:height="20.999cm" svg:x="-0.256cm" svg:y="0.084cm">
        <draw:image xlink:href="Pictures/100000000000050000000400BB0BE52930BE3CB9.jp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21cm" svg:height="29.7cm" svg:x="0cm" svg:y="0cm">
          <text:p/>
        </draw:rect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9cm" svg:height="11.077cm" svg:x="3.074cm" svg:y="2.257cm" presentation:class="page"/>
        <draw:frame presentation:style-name="Default-notes" draw:layer="backgroundobjects" svg:width="16.744cm" svg:height="13.308cm" svg:x="2.099cm" svg:y="14.107cm" presentation:class="notes" presentation:placeholder="true">
          <draw:text-box/>
        </draw:frame>
        <draw:frame draw:style-name="Mgr6" draw:text-style-name="MP10" draw:layer="backgroundobjects" svg:width="9.058cm" svg:height="1.429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7" draw:text-style-name="MP12" draw:layer="backgroundobjects" svg:width="9.058cm" svg:height="1.429cm" svg:x="11.884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8" draw:text-style-name="MP10" draw:layer="backgroundobjects" svg:width="9.058cm" svg:height="1.429cm" svg:x="0cm" svg:y="28.208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9" draw:text-style-name="MP12" draw:layer="backgroundobjects" svg:width="9.058cm" svg:height="1.429cm" svg:x="11.884cm" svg:y="28.208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1:14:58</meta:creation-date>
    <meta:editing-duration>P24DT7H16M28S</meta:editing-duration>
    <dc:date>2018-04-09T14:44:31.830092258</dc:date>
    <meta:generator>LibreOffice/5.1.6.2$Linux_X86_64 LibreOffice_project/10m0$Build-2</meta:generator>
    <meta:editing-cycles>29</meta:editing-cycles>
    <meta:document-statistic meta:object-count="78"/>
  </office:meta>
</office:document-meta>
</file>